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219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1.2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297cm"/>
    </style:style>
    <style:style style:name="gr8" style:family="graphic" style:parent-style-name="standard">
      <style:graphic-properties draw:stroke="none" draw:fill="none" fo:min-height="0.457cm"/>
    </style:style>
    <style:style style:name="gr9" style:family="graphic" style:parent-style-name="standard">
      <style:graphic-properties draw:stroke="none" draw:fill="none" fo:min-height="0.507cm"/>
    </style:style>
    <style:style style:name="gr10" style:family="graphic" style:parent-style-name="standard">
      <style:graphic-properties draw:stroke="none" draw:fill="none" fo:min-height="1.119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303cm"/>
    </style:style>
    <style:style style:name="gr15" style:family="graphic" style:parent-style-name="standard">
      <style:graphic-properties draw:stroke="none" draw:fill="none" fo:min-height="3.037cm"/>
    </style:style>
    <style:style style:name="gr16" style:family="graphic" style:parent-style-name="standard">
      <style:graphic-properties draw:stroke="none" draw:fill="none" fo:min-height="2.095cm"/>
    </style:style>
    <style:style style:name="gr17" style:family="graphic" style:parent-style-name="standard">
      <style:graphic-properties draw:stroke="none" draw:fill="none" fo:min-height="0.885cm"/>
    </style:style>
    <style:style style:name="gr18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fill="solid" draw:fill-color="#e6e6ff" draw:textarea-vertical-align="middle" draw:auto-grow-height="false" fo:min-height="0.749cm" fo:min-width="0.499cm" fo:wrap-option="wrap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solid" svg:stroke-width="0.051cm" svg:stroke-color="#333333" draw:marker-start="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333333" draw:marker-start="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color="#808080" draw:marker-start="" draw:fill="solid" draw:fill-color="#e6e6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4cm" fo:min-width="0cm"/>
    </style:style>
    <style:style style:name="gr2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418cm" fo:min-width="0cm"/>
    </style:style>
    <style:style style:name="gr28" style:family="graphic" style:parent-style-name="standard">
      <style:graphic-properties draw:stroke="solid" svg:stroke-color="#333333" draw:marker-start="" draw:fill="solid" draw:fill-color="#e6e6ff" draw:textarea-horizontal-align="justify" draw:textarea-vertical-align="middle" draw:auto-grow-height="false"/>
    </style:style>
    <style:style style:name="gr29" style:family="graphic" style:parent-style-name="standard">
      <style:graphic-properties draw:stroke="solid" svg:stroke-width="0.051cm" svg:stroke-color="#333333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333333" draw:marker-start="Arrowheads_20_1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333333" draw:marker-start="Arrow" draw:marker-end="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fo:min-height="1.527cm"/>
    </style:style>
    <style:style style:name="gr34" style:family="graphic" style:parent-style-name="objectwithoutfill">
      <style:graphic-properties svg:stroke-width="0.05cm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="none" fo:min-height="0.4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1cm" fo:min-width="0cm"/>
    </style:style>
    <style:style style:name="gr39" style:family="graphic" style:parent-style-name="standard">
      <style:graphic-properties draw:stroke="none" draw:fill="none" fo:min-height="2.029cm"/>
    </style:style>
    <style:style style:name="gr40" style:family="graphic" style:parent-style-name="standard">
      <style:graphic-properties svg:stroke-width="0.051cm" svg:stroke-color="#ff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7cm"/>
    </style:style>
    <style:style style:name="gr42" style:family="graphic" style:parent-style-name="standard">
      <style:graphic-properties draw:stroke="solid" svg:stroke-width="0.051cm" svg:stroke-color="#333333" draw:marker-start="Arrow" draw:marker-start-width="0.276cm" draw:marker-end-width="0.276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draw:fill="none" fo:min-height="0.567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c5000b"/>
    </style:style>
    <style:style style:name="P4" style:family="paragraph">
      <style:text-properties fo:color="#000000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ff"/>
    </style:style>
    <style:style style:name="T2" style:family="text">
      <style:text-properties fo:color="#c5000b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154cm" svg:x="1.76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75cm" svg:height="0.962cm" svg:x="2.836cm" svg:y="17.794cm">
          <draw:text-box>
            <text:p><text:span text:style-name="T1">wb_gpio.v</text:span></text:p>
          </draw:text-box>
        </draw:frame>
        <draw:custom-shape draw:style-name="gr3" draw:text-style-name="P1" draw:layer="layout" svg:width="1.51cm" svg:height="1.668cm" svg:x="20.243cm" svg:y="8.32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8.433cm" svg:y="8.234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18.443cm" svg:y1="8.78cm" svg:x2="20.243cm" svg:y2="8.78cm">
          <text:p/>
        </draw:line>
        <draw:line draw:style-name="gr5" draw:text-style-name="P1" draw:layer="layout" svg:x1="18.442cm" svg:y1="9.179cm" svg:x2="20.242cm" svg:y2="9.179cm">
          <text:p/>
        </draw:line>
        <draw:line draw:style-name="gr5" draw:text-style-name="P1" draw:layer="layout" svg:x1="18.442cm" svg:y1="9.579cm" svg:x2="20.242cm" svg:y2="9.579cm">
          <text:p/>
        </draw:line>
        <draw:frame draw:style-name="gr6" draw:text-style-name="P3" draw:layer="layout" svg:width="2.534cm" svg:height="0.645cm" svg:x="21.644cm" svg:y="8.621cm">
          <draw:text-box>
            <text:p><text:span text:style-name="T2">wb_ack_o</text:span></text:p>
          </draw:text-box>
        </draw:frame>
        <draw:line draw:style-name="gr5" draw:text-style-name="P1" draw:layer="layout" svg:x1="21.741cm" svg:y1="9.178cm" svg:x2="23.541cm" svg:y2="9.178cm">
          <text:p/>
        </draw:line>
        <draw:custom-shape draw:style-name="gr3" draw:text-style-name="P1" xml:id="id4" draw:id="id4" draw:layer="layout" svg:width="1.51cm" svg:height="1.668cm" svg:x="4.368cm" svg:y="8.6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.762cm" svg:y="8.503cm">
          <draw:text-box>
            <text:p><text:span text:style-name="T2">wb_stb_i</text:span></text:p>
            <text:p><text:span text:style-name="T2">wb_cyc_i</text:span></text:p>
            <text:p><text:span text:style-name="T2">wb_we_i</text:span></text:p>
          </draw:text-box>
        </draw:frame>
        <draw:g>
          <draw:line draw:style-name="gr5" draw:text-style-name="P1" draw:layer="layout" svg:x1="2.532cm" svg:y1="9.049cm" svg:x2="4.332cm" svg:y2="9.049cm">
            <text:p/>
          </draw:line>
          <draw:line draw:style-name="gr5" draw:text-style-name="P1" draw:layer="layout" svg:x1="2.531cm" svg:y1="9.448cm" svg:x2="4.331cm" svg:y2="9.448cm">
            <text:p/>
          </draw:line>
          <draw:line draw:style-name="gr5" draw:text-style-name="P1" draw:layer="layout" svg:x1="2.531cm" svg:y1="9.848cm" svg:x2="4.331cm" svg:y2="9.848cm">
            <text:p/>
          </draw:line>
        </draw:g>
        <draw:frame draw:style-name="gr7" draw:text-style-name="P4" draw:layer="layout" svg:width="1.664cm" svg:height="0.645cm" svg:x="6.162cm" svg:y="8.82cm">
          <draw:text-box>
            <text:p><text:span text:style-name="T4">wb_wr</text:span></text:p>
          </draw:text-box>
        </draw:frame>
        <draw:frame draw:style-name="gr8" draw:text-style-name="P3" draw:layer="layout" svg:width="2.708cm" svg:height="0.707cm" svg:x="4.328cm" svg:y="15.978cm">
          <draw:text-box>
            <text:p><text:span text:style-name="T2">wb_dat_o[7:0]</text:span></text:p>
          </draw:text-box>
        </draw:frame>
        <draw:custom-shape draw:style-name="gr3" draw:text-style-name="P1" xml:id="id2" draw:id="id2" draw:layer="layout" svg:width="2.703cm" svg:height="4.131cm" svg:x="6.842cm" svg:y="14.498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951cm" svg:height="1.979cm" svg:x="8.594cm" svg:y="15.022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0" draw:text-style-name="P6" draw:layer="layout" svg:width="0.951cm" svg:height="1.369cm" svg:x="8.505cm" svg:y="17.466cm">
          <draw:text-box>
            <text:p><text:span text:style-name="T6">&lt;</text:span></text:p>
          </draw:text-box>
        </draw:frame>
        <draw:custom-shape draw:style-name="gr3" draw:text-style-name="P1" xml:id="id3" draw:id="id3" draw:layer="layout" svg:width="1.51cm" svg:height="1.668cm" svg:x="13.774cm" svg:y="16.388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975cm" svg:height="2.221cm" svg:x="15.158cm" svg:y="16.319cm">
          <draw:text-box>
            <text:p><text:span text:style-name="T2"><text:s/></text:span><text:span text:style-name="T2">wb_stb_i</text:span></text:p>
            <text:p><text:span text:style-name="T2"><text:s/></text:span><text:span text:style-name="T2">wb_cyc_i</text:span></text:p>
            <text:p><text:span text:style-name="T2">~wb_we_i</text:span></text:p>
            <text:p><text:span text:style-name="T2">~wb_adr_i[3:2]</text:span></text:p>
            <text:p><text:span text:style-name="T2"/></text:p>
          </draw:text-box>
        </draw:frame>
        <draw:line draw:style-name="gr5" draw:text-style-name="P1" draw:layer="layout" svg:x1="15.299cm" svg:y1="16.821cm" svg:x2="17.099cm" svg:y2="16.821cm">
          <text:p/>
        </draw:line>
        <draw:line draw:style-name="gr5" draw:text-style-name="P1" draw:layer="layout" svg:x1="15.287cm" svg:y1="17.247cm" svg:x2="17.087cm" svg:y2="17.247cm">
          <text:p/>
        </draw:line>
        <draw:line draw:style-name="gr5" draw:text-style-name="P1" draw:layer="layout" svg:x1="15.299cm" svg:y1="17.647cm" svg:x2="17.099cm" svg:y2="17.647cm">
          <text:p/>
        </draw:line>
        <draw:frame draw:style-name="gr7" draw:text-style-name="P4" draw:layer="layout" svg:width="1.612cm" svg:height="0.645cm" svg:x="12.33cm" svg:y="16.668cm">
          <draw:text-box>
            <text:p><text:span text:style-name="T4">wb_rd</text:span></text:p>
          </draw:text-box>
        </draw:frame>
        <draw:connector draw:style-name="gr11" draw:text-style-name="P1" draw:layer="layout" svg:x1="10.728cm" svg:y1="17.604cm" svg:x2="9.545cm" svg:y2="16.563cm" draw:start-shape="id1" draw:start-glue-point="7" draw:end-shape="id2" draw:end-glue-point="1" svg:d="m10728 17604h-593v-1041h-590">
          <text:p/>
        </draw:connector>
        <draw:custom-shape draw:style-name="gr3" draw:text-style-name="P1" xml:id="id1" draw:id="id1" draw:layer="layout" svg:width="1.51cm" svg:height="1.668cm" svg:x="10.727cm" svg:y="16.77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1" draw:layer="layout" svg:x1="13.774cm" svg:y1="17.222cm" svg:x2="12.237cm" svg:y2="17.22cm" draw:start-shape="id3" draw:start-glue-point="7" draw:end-shape="id1" draw:end-glue-point="8" svg:d="m13774 17222h-769v-2h-768">
          <text:p/>
        </draw:connector>
        <draw:connector draw:style-name="gr13" draw:text-style-name="P1" draw:layer="layout" svg:x1="12.237cm" svg:y1="18.019cm" svg:x2="13.774cm" svg:y2="18.022cm" draw:start-shape="id1" draw:start-glue-point="9" svg:d="m12237 18019h1019v3h518">
          <text:p/>
        </draw:connector>
        <draw:frame draw:style-name="gr14" draw:text-style-name="P4" draw:layer="layout" svg:width="1.27cm" svg:height="0.645cm" svg:x="12.356cm" svg:y="17.518cm">
          <draw:text-box>
            <text:p><text:span text:style-name="T4">~ack</text:span></text:p>
          </draw:text-box>
        </draw:frame>
        <draw:connector draw:style-name="gr13" draw:text-style-name="P1" draw:layer="layout" svg:x1="5.878cm" svg:y1="9.494cm" svg:x2="7.626cm" svg:y2="9.497cm" draw:start-shape="id4" draw:start-glue-point="7" svg:d="m5878 9494h1125v3h623">
          <text:p/>
        </draw:connector>
        <draw:frame draw:style-name="gr14" draw:text-style-name="P4" draw:layer="layout" svg:width="1.27cm" svg:height="0.645cm" svg:x="6.24cm" svg:y="9.869cm">
          <draw:text-box>
            <text:p><text:span text:style-name="T4">~ack</text:span></text:p>
          </draw:text-box>
        </draw:frame>
        <draw:g xml:id="id12" draw:id="id12">
          <draw:custom-shape draw:style-name="gr3" draw:text-style-name="P1" draw:layer="layout" svg:width="2.703cm" svg:height="4.131cm" svg:x="9.671cm" svg:y="7.802cm">
            <draw:glue-point draw:id="4" svg:x="-4.994cm" svg:y="-2.987cm"/>
            <draw:glue-point draw:id="5" svg:x="-4.994cm" svg:y="3.033cm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15" draw:text-style-name="P5" draw:layer="layout" svg:width="0.951cm" svg:height="3.287cm" svg:x="9.711cm" svg:y="8.376cm">
            <draw:text-box>
              <text:p><text:span text:style-name="T5">D</text:span></text:p>
              <text:p><text:span text:style-name="T5"/></text:p>
              <text:p><text:span text:style-name="T5"/></text:p>
              <text:p><text:span text:style-name="T5">ce</text:span></text:p>
            </draw:text-box>
          </draw:frame>
        </draw:g>
        <draw:frame draw:style-name="gr16" draw:text-style-name="P6" draw:layer="layout" svg:width="0.951cm" svg:height="2.345cm" svg:x="9.482cm" svg:y="11.096cm">
          <draw:text-box>
            <text:p><text:span text:style-name="T6">&gt;</text:span></text:p>
          </draw:text-box>
        </draw:frame>
        <draw:frame draw:style-name="gr17" draw:text-style-name="P5" draw:layer="layout" svg:width="0.951cm" svg:height="1.135cm" svg:x="11.704cm" svg:y="9.609cm">
          <draw:text-box>
            <text:p><text:span text:style-name="T5">Q</text:span></text:p>
          </draw:text-box>
        </draw:frame>
        <draw:line draw:style-name="gr18" draw:text-style-name="P1" draw:layer="layout" svg:x1="6.868cm" svg:y1="16.608cm" svg:x2="4.302cm" svg:y2="16.608cm">
          <text:p/>
        </draw:line>
        <draw:custom-shape draw:style-name="gr19" draw:text-style-name="P1" xml:id="id11" draw:id="id11" draw:layer="layout" svg:width="1.468cm" svg:height="2.096cm" svg:x="7.6cm" svg:y="8.84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0" draw:text-style-name="P1" draw:layer="layout" svg:x1="5.875cm" svg:y1="10.456cm" svg:x2="7.548cm" svg:y2="10.482cm">
          <text:p/>
        </draw:line>
        <draw:custom-shape draw:style-name="gr3" draw:text-style-name="P1" xml:id="id5" draw:id="id5" draw:layer="layout" svg:width="1.082cm" svg:height="1.061cm" svg:x="21.063cm" svg:y="15.723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xml:id="id7" draw:id="id7" draw:layer="layout" svg:width="1.082cm" svg:height="1.061cm" svg:x="21.063cm" svg:y="16.90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1" draw:text-style-name="P1" xml:id="id6" draw:id="id6" draw:layer="layout" svg:width="1.468cm" svg:height="1.336cm" svg:x="22.825cm" svg:y="16.165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2" draw:text-style-name="P1" draw:layer="layout" svg:x1="22.145cm" svg:y1="16.253cm" svg:x2="23.035cm" svg:y2="16.482cm" draw:start-shape="id5" draw:start-glue-point="7" draw:end-shape="id6" draw:end-glue-point="8" svg:d="m22145 16253h340v229h550">
          <text:p/>
        </draw:connector>
        <draw:connector draw:style-name="gr22" draw:text-style-name="P1" draw:layer="layout" svg:x1="22.145cm" svg:y1="17.434cm" svg:x2="23.01cm" svg:y2="17.24cm" draw:start-shape="id7" draw:start-glue-point="7" draw:end-shape="id6" draw:end-glue-point="9" svg:d="m22145 17434h340v-194h525">
          <text:p/>
        </draw:connector>
        <draw:custom-shape draw:style-name="gr3" draw:text-style-name="P1" xml:id="id8" draw:id="id8" draw:layer="layout" svg:width="1.494cm" svg:height="1.876cm" svg:x="24.393cm" svg:y="17.021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2" draw:text-style-name="P1" draw:layer="layout" svg:x1="24.293cm" svg:y1="16.833cm" svg:x2="25.14cm" svg:y2="17.021cm" draw:start-shape="id6" draw:start-glue-point="5" draw:end-shape="id8" draw:end-glue-point="0" svg:d="m24293 16833h847v188">
          <text:p/>
        </draw:connector>
        <draw:custom-shape draw:style-name="gr3" draw:text-style-name="P1" xml:id="id9" draw:id="id9" draw:layer="layout" svg:width="0.234cm" svg:height="0.24cm" svg:x="20.815cm" svg:y="1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234cm" svg:height="0.24cm" svg:x="20.81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line-skew="0cm 2.895cm" svg:x1="25.887cm" svg:y1="17.959cm" svg:x2="20.815cm" svg:y2="17.778cm" draw:start-shape="id8" draw:start-glue-point="1" draw:end-shape="id9" draw:end-glue-point="6" svg:d="m25887 17959h501v1456h-6074v-1637h501">
          <text:p/>
        </draw:connector>
        <draw:connector draw:style-name="gr22" draw:text-style-name="P1" draw:layer="layout" svg:x1="20.815cm" svg:y1="17.778cm" svg:x2="20.814cm" svg:y2="16.477cm" draw:start-shape="id9" draw:start-glue-point="6" draw:end-shape="id10" draw:end-glue-point="6" svg:d="m20815 17778h-502v-1301h501">
          <text:p/>
        </draw:connector>
        <draw:frame draw:style-name="gr7" draw:text-style-name="P4" draw:layer="layout" svg:width="1.612cm" svg:height="0.645cm" svg:x="18.712cm" svg:y="15.624cm">
          <draw:text-box>
            <text:p><text:span text:style-name="T4">wb_rd</text:span></text:p>
          </draw:text-box>
        </draw:frame>
        <draw:frame draw:style-name="gr7" draw:text-style-name="P4" draw:layer="layout" svg:width="1.664cm" svg:height="0.645cm" svg:x="18.63cm" svg:y="16.894cm">
          <draw:text-box>
            <text:p><text:span text:style-name="T4">wb_wr</text:span></text:p>
          </draw:text-box>
        </draw:frame>
        <draw:frame draw:style-name="gr7" draw:text-style-name="P4" draw:layer="layout" svg:width="1.158cm" svg:height="0.645cm" svg:x="24.731cm" svg:y="17.302cm">
          <draw:text-box>
            <text:p><text:span text:style-name="T4">ack</text:span></text:p>
          </draw:text-box>
        </draw:frame>
        <draw:frame draw:style-name="gr7" draw:text-style-name="P4" draw:layer="layout" svg:width="1.158cm" svg:height="0.645cm" svg:x="24.592cm" svg:y="17.081cm">
          <draw:text-box>
            <text:p><text:span text:style-name="T4">set</text:span></text:p>
          </draw:text-box>
        </draw:frame>
        <draw:frame draw:style-name="gr7" draw:text-style-name="P4" draw:layer="layout" svg:width="1.418cm" svg:height="0.645cm" svg:x="24.49cm" svg:y="18.208cm">
          <draw:text-box>
            <text:p><text:span text:style-name="T4">reset</text:span></text:p>
          </draw:text-box>
        </draw:frame>
        <draw:line draw:style-name="gr5" draw:text-style-name="P1" draw:layer="layout" svg:x1="20.125cm" svg:y1="16.027cm" svg:x2="21.069cm" svg:y2="16.027cm">
          <text:p/>
        </draw:line>
        <draw:line draw:style-name="gr5" draw:text-style-name="P1" draw:layer="layout" svg:x1="21.043cm" svg:y1="17.256cm" svg:x2="19.916cm" svg:y2="17.256cm">
          <text:p/>
        </draw:line>
        <draw:connector draw:style-name="gr23" draw:text-style-name="P1" draw:layer="layout" draw:line-skew="0.008cm" svg:x1="9.068cm" svg:y1="9.895cm" svg:x2="9.676cm" svg:y2="9.867cm" draw:start-shape="id11" draw:start-glue-point="7" draw:end-shape="id12" draw:end-glue-point="3" svg:d="m9068 9895h313v-28h295">
          <text:p/>
        </draw:connector>
        <draw:connector draw:style-name="gr24" draw:text-style-name="P1" draw:layer="layout" svg:x1="3.757cm" svg:y1="7.711cm" svg:x2="9.664cm" svg:y2="8.642cm" svg:d="m3757 7711h2954v931h2953">
          <text:p/>
        </draw:connector>
        <draw:frame draw:style-name="gr8" draw:text-style-name="P3" draw:layer="layout" svg:width="2.708cm" svg:height="0.707cm" svg:x="3.639cm" svg:y="7.092cm">
          <draw:text-box>
            <text:p><text:span text:style-name="T2">wb_dat_i[7:0]</text:span></text:p>
          </draw:text-box>
        </draw:frame>
        <draw:custom-shape draw:style-name="gr25" draw:text-style-name="P1" xml:id="id16" draw:id="id16" draw:layer="layout" svg:width="3.764cm" svg:height="0.76cm" svg:x="13.727cm" svg:y="14.934cm">
          <text:p text:style-name="P1">gpio_input</text:p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3.453cm" svg:height="1.025cm" draw:transform="rotate (-1.5707963267949) translate (14.492cm 9.997cm)">
          <draw:glue-point draw:id="8" svg:x="-4.965cm" svg:y="3.414cm"/>
          <draw:glue-point draw:id="9" svg:x="-4.965cm" svg:y="-3.234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custom-shape draw:style-name="gr25" draw:text-style-name="P1" xml:id="id13" draw:id="id13" draw:layer="layout" svg:width="3.738cm" svg:height="0.76cm" svg:x="15.875cm" svg:y="11.826cm">
            <text:p text:style-name="P1">gpio_dir</text:p>
            <draw:enhanced-geometry svg:viewBox="0 0 21600 21600" draw:type="rectangle" draw:enhanced-path="M 0 0 L 21600 0 21600 21600 0 21600 0 0 Z N"/>
          </draw:custom-shape>
          <draw:custom-shape draw:style-name="gr25" draw:text-style-name="P1" xml:id="id15" draw:id="id15" draw:layer="layout" svg:width="3.738cm" svg:height="0.76cm" svg:x="15.875cm" svg:y="11.066cm">
            <text:p text:style-name="P1">gpio_o</text:p>
            <draw:enhanced-geometry svg:viewBox="0 0 21600 21600" draw:type="rectangle" draw:enhanced-path="M 0 0 L 21600 0 21600 21600 0 21600 0 0 Z N"/>
          </draw:custom-shape>
        </draw:g>
        <draw:frame draw:style-name="gr26" draw:layer="layout" svg:width="0.777cm" svg:height="0.806cm" svg:x="13.417cm" svg:y="10.862cm">
          <draw:text-box>
            <text:p><text:span text:style-name="T7">1</text:span></text:p>
          </draw:text-box>
        </draw:frame>
        <draw:frame draw:style-name="gr27" draw:layer="layout" svg:width="0.777cm" svg:height="0.806cm" svg:x="13.418cm" svg:y="11.788cm">
          <draw:text-box>
            <text:p><text:span text:style-name="T7">2</text:span></text:p>
          </draw:text-box>
        </draw:frame>
        <draw:custom-shape draw:style-name="gr28" draw:text-style-name="P1" xml:id="id14" draw:id="id14" draw:layer="layout" svg:width="1.52cm" svg:height="1.622cm" draw:transform="rotate (-1.5707963267949) translate (22.037cm 10.6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15.878cm" svg:y1="12.195cm" svg:x2="14.435cm" svg:y2="12.176cm">
          <text:p/>
        </draw:line>
        <draw:connector draw:style-name="gr23" draw:text-style-name="P1" draw:layer="layout" draw:line-skew="-4.007cm -0.657cm" svg:x1="19.613cm" svg:y1="12.206cm" svg:x2="21.226cm" svg:y2="11.839cm" draw:start-shape="id13" draw:start-glue-point="1" draw:end-shape="id14" draw:end-glue-point="9" svg:d="m19613 12206h437v224h1176v-591">
          <text:p/>
        </draw:connector>
        <draw:connector draw:style-name="gr23" draw:text-style-name="P1" draw:layer="layout" svg:x1="19.613cm" svg:y1="11.446cm" svg:x2="20.415cm" svg:y2="11.459cm" draw:start-shape="id15" draw:start-glue-point="1" draw:end-shape="id14" draw:end-glue-point="7" svg:d="m19613 11446h401v13h401">
          <text:p/>
        </draw:connector>
        <draw:connector draw:style-name="gr29" draw:text-style-name="P1" draw:layer="layout" svg:x1="22.037cm" svg:y1="11.459cm" svg:x2="24.733cm" svg:y2="11.446cm" draw:start-shape="id14" draw:start-glue-point="4" svg:d="m22037 11459h2358v-13h338">
          <text:p/>
        </draw:connector>
        <draw:connector draw:style-name="gr30" draw:text-style-name="P1" draw:layer="layout" svg:x1="17.491cm" svg:y1="15.314cm" svg:x2="24.081cm" svg:y2="11.486cm" draw:start-shape="id16" draw:start-glue-point="1" draw:end-shape="id17" draw:end-glue-point="2" svg:d="m17491 15314h6590v-3828">
          <text:p/>
        </draw:connector>
        <draw:connector draw:style-name="gr31" draw:text-style-name="P1" draw:layer="layout" svg:x1="13.727cm" svg:y1="15.314cm" svg:x2="9.544cm" svg:y2="15.329cm" draw:start-shape="id16" draw:start-glue-point="3" draw:end-shape="id2" draw:end-glue-point="4" svg:d="m13727 15314h-2091v15h-2092">
          <text:p/>
        </draw:connector>
        <draw:connector draw:style-name="gr32" draw:text-style-name="P1" draw:layer="layout" svg:x1="13.472cm" svg:y1="11.725cm" svg:x2="12.379cm" svg:y2="9.867cm" draw:start-shape="id18" draw:start-glue-point="4" draw:end-shape="id12" draw:end-glue-point="1" svg:d="m13472 11725h-547v-1858h-546">
          <text:p/>
        </draw:connector>
        <draw:frame draw:style-name="gr33" draw:text-style-name="P3" xml:id="id19" draw:id="id19" draw:layer="layout" svg:width="2.708cm" svg:height="1.777cm" svg:x="4.087cm" svg:y="13.587cm">
          <draw:text-box>
            <text:p><text:span text:style-name="T2">wb_adr_i[3:2]</text:span></text:p>
          </draw:text-box>
        </draw:frame>
        <draw:frame draw:style-name="gr8" draw:text-style-name="P3" xml:id="id17" draw:id="id17" draw:layer="layout" svg:width="3.343cm" svg:height="0.707cm" svg:x="22.41cm" svg:y="10.779cm">
          <draw:text-box>
            <text:p><text:span text:style-name="T2">gpio_inout[7:0]</text:span></text:p>
          </draw:text-box>
        </draw:frame>
        <draw:line draw:style-name="gr24" draw:text-style-name="P1" draw:layer="layout" svg:x1="15.878cm" svg:y1="11.433cm" svg:x2="14.435cm" svg:y2="11.414cm">
          <text:p/>
        </draw:line>
        <draw:connector draw:style-name="gr34" draw:text-style-name="P1" draw:layer="layout" draw:line-skew="0cm -1.021cm" svg:x1="6.795cm" svg:y1="13.94cm" svg:x2="13.985cm" svg:y2="13.106cm" draw:start-shape="id19" draw:start-glue-point="1" draw:end-shape="id18" draw:end-glue-point="7" svg:d="m6795 13940h3338v14h3852v-848">
          <text:p/>
        </draw:connector>
      </draw:page>
      <draw:page draw:name="page2" draw:style-name="dp1" draw:master-page-name="Default">
        <draw:custom-shape draw:style-name="gr1" draw:text-style-name="P1" draw:layer="layout" svg:width="24.003cm" svg:height="9.906cm" svg:x="2.143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4" draw:layer="layout" svg:width="1.811cm" svg:height="0.663cm" svg:x="17.164cm" svg:y="5.804cm">
            <draw:text-box>
              <text:p><text:span text:style-name="T4">wb_wr</text:span></text:p>
            </draw:text-box>
          </draw:frame>
          <draw:frame draw:style-name="gr7" draw:text-style-name="P4" draw:layer="layout" svg:width="1.158cm" svg:height="0.645cm" svg:x="24.04cm" svg:y="6.566cm">
            <draw:text-box>
              <text:p><text:span text:style-name="T4">ack</text:span></text:p>
            </draw:text-box>
          </draw:frame>
          <draw:g>
            <draw:custom-shape draw:style-name="gr3" draw:text-style-name="P1" xml:id="id20" draw:id="id20" draw:layer="layout" svg:width="1.082cm" svg:height="1.061cm" svg:x="19.294cm" svg:y="4.894cm">
              <draw:glue-point draw:id="8" svg:x="-5cm" svg:y="-2.302cm"/>
              <draw:glue-point draw:id="9" svg:x="-5cm" svg:y="2.488cm"/>
              <text:p/>
    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1" xml:id="id22" draw:id="id22" draw:layer="layout" svg:width="1.082cm" svg:height="1.061cm" svg:x="19.294cm" svg:y="6.075cm">
              <draw:glue-point draw:id="8" svg:x="-5cm" svg:y="-2.302cm"/>
              <draw:glue-point draw:id="9" svg:x="-5cm" svg:y="2.488cm"/>
              <text:p/>
    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1" draw:text-style-name="P1" xml:id="id21" draw:id="id21" draw:layer="layout" svg:width="1.468cm" svg:height="1.336cm" svg:x="21.056cm" svg:y="5.336cm">
              <draw:glue-point draw:id="8" svg:x="-3.576cm" svg:y="-2.634cm"/>
              <draw:glue-point draw:id="9" svg:x="-3.746cm" svg:y="3.053cm"/>
              <text:p/>
    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onnector draw:style-name="gr22" draw:text-style-name="P1" draw:layer="layout" svg:x1="20.376cm" svg:y1="5.425cm" svg:x2="21.266cm" svg:y2="5.653cm" draw:start-shape="id20" draw:start-glue-point="7" draw:end-shape="id21" draw:end-glue-point="8" svg:d="m20376 5425h340v228h550">
              <text:p/>
            </draw:connector>
            <draw:connector draw:style-name="gr22" draw:text-style-name="P1" draw:layer="layout" svg:x1="20.376cm" svg:y1="6.606cm" svg:x2="21.241cm" svg:y2="6.411cm" draw:start-shape="id22" draw:start-glue-point="7" draw:end-shape="id21" draw:end-glue-point="9" svg:d="m20376 6606h340v-195h525">
              <text:p/>
            </draw:connector>
            <draw:custom-shape draw:style-name="gr3" draw:text-style-name="P1" xml:id="id23" draw:id="id23" draw:layer="layout" svg:width="1.494cm" svg:height="1.876cm" svg:x="22.624cm" svg:y="6.192cm">
              <draw:glue-point draw:id="4" svg:x="-4.994cm" svg:y="-2.987cm"/>
              <draw:glue-point draw:id="5" svg:x="-4.994cm" svg:y="3.033cm"/>
              <text:p/>
              <draw:enhanced-geometry svg:viewBox="0 0 21600 21600" draw:mirror-horizontal="true" draw:type="rectangle" draw:enhanced-path="M 0 0 L 21600 0 21600 21600 0 21600 0 0 Z N"/>
            </draw:custom-shape>
            <draw:connector draw:style-name="gr22" draw:text-style-name="P1" draw:layer="layout" svg:x1="22.524cm" svg:y1="6.004cm" svg:x2="23.371cm" svg:y2="6.192cm" draw:start-shape="id21" draw:start-glue-point="5" draw:end-shape="id23" draw:end-glue-point="0" svg:d="m22524 6004h847v188">
              <text:p/>
            </draw:connector>
            <draw:custom-shape draw:style-name="gr3" draw:text-style-name="P1" xml:id="id24" draw:id="id24" draw:layer="layout" svg:width="0.234cm" svg:height="0.24cm" svg:x="19.046cm" svg:y="6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xml:id="id25" draw:id="id25" draw:layer="layout" svg:width="0.234cm" svg:height="0.24cm" svg:x="19.045cm" svg:y="5.5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2" draw:text-style-name="P1" draw:layer="layout" draw:line-skew="0cm 2.642cm" svg:x1="24.118cm" svg:y1="7.13cm" svg:x2="19.046cm" svg:y2="6.949cm" draw:start-shape="id23" draw:start-glue-point="1" draw:end-shape="id24" draw:end-glue-point="6" svg:d="m24118 7130h501v1203h-6074v-1384h501">
              <text:p/>
            </draw:connector>
            <draw:connector draw:style-name="gr22" draw:text-style-name="P1" draw:layer="layout" svg:x1="19.046cm" svg:y1="6.949cm" svg:x2="19.045cm" svg:y2="5.648cm" draw:start-shape="id24" draw:start-glue-point="6" draw:end-shape="id25" draw:end-glue-point="6" svg:d="m19046 6949h-502v-1301h501">
              <text:p/>
            </draw:connector>
            <draw:frame draw:style-name="gr7" draw:text-style-name="P4" draw:layer="layout" svg:width="1.612cm" svg:height="0.645cm" svg:x="16.943cm" svg:y="4.795cm">
              <draw:text-box>
                <text:p><text:span text:style-name="T4">wb_rd</text:span></text:p>
              </draw:text-box>
            </draw:frame>
            <draw:frame draw:style-name="gr7" draw:text-style-name="P4" draw:layer="layout" svg:width="1.158cm" svg:height="0.645cm" svg:x="22.991cm" svg:y="6.156cm">
              <draw:text-box>
                <text:p><text:span text:style-name="T4">set</text:span></text:p>
              </draw:text-box>
            </draw:frame>
            <draw:frame draw:style-name="gr7" draw:text-style-name="P4" draw:layer="layout" svg:width="1.418cm" svg:height="0.645cm" svg:x="22.721cm" svg:y="7.379cm">
              <draw:text-box>
                <text:p><text:span text:style-name="T4">reset</text:span></text:p>
              </draw:text-box>
            </draw:frame>
            <draw:line draw:style-name="gr5" draw:text-style-name="P1" draw:layer="layout" svg:x1="18.356cm" svg:y1="5.198cm" svg:x2="19.3cm" svg:y2="5.198cm">
              <text:p/>
            </draw:line>
            <draw:line draw:style-name="gr5" draw:text-style-name="P1" draw:layer="layout" svg:x1="19.274cm" svg:y1="6.427cm" svg:x2="18.147cm" svg:y2="6.427cm">
              <text:p/>
            </draw:line>
            <draw:frame draw:style-name="gr36" draw:text-style-name="P7" draw:layer="layout" svg:width="0.697cm" svg:height="0.645cm" svg:x="19.003cm" svg:y="7.698cm">
              <draw:text-box>
                <text:p><text:span text:style-name="T8">0</text:span></text:p>
              </draw:text-box>
            </draw:frame>
            <draw:frame draw:style-name="gr37" draw:text-style-name="P7" draw:layer="layout" svg:width="0.697cm" svg:height="0.645cm" svg:x="18.635cm" svg:y="5.945cm">
              <draw:text-box>
                <text:p><text:span text:style-name="T8">1</text:span></text:p>
              </draw:text-box>
            </draw:frame>
            <draw:frame draw:style-name="gr36" draw:text-style-name="P7" draw:layer="layout" svg:width="0.697cm" svg:height="0.645cm" svg:x="18.564cm" svg:y="4.677cm">
              <draw:text-box>
                <text:p><text:span text:style-name="T8">0</text:span></text:p>
              </draw:text-box>
            </draw:frame>
            <draw:frame draw:style-name="gr36" draw:text-style-name="P7" draw:layer="layout" svg:width="0.697cm" svg:height="0.645cm" svg:x="19.004cm" svg:y="7.699cm">
              <draw:text-box>
                <text:p><text:span text:style-name="T8">0</text:span></text:p>
              </draw:text-box>
            </draw:frame>
            <draw:frame draw:style-name="gr36" draw:text-style-name="P7" draw:layer="layout" svg:width="0.697cm" svg:height="0.645cm" svg:x="20.262cm" svg:y="4.897cm">
              <draw:text-box>
                <text:p><text:span text:style-name="T8">0</text:span></text:p>
              </draw:text-box>
            </draw:frame>
            <draw:frame draw:style-name="gr36" draw:text-style-name="P7" draw:layer="layout" svg:width="0.697cm" svg:height="0.645cm" svg:x="20.263cm" svg:y="4.898cm">
              <draw:text-box>
                <text:p><text:span text:style-name="T8">0</text:span></text:p>
              </draw:text-box>
            </draw:frame>
            <draw:frame draw:style-name="gr36" draw:text-style-name="P7" draw:layer="layout" svg:width="0.697cm" svg:height="0.645cm" svg:x="20.273cm" svg:y="5.942cm">
              <draw:text-box>
                <text:p><text:span text:style-name="T8">1</text:span></text:p>
              </draw:text-box>
            </draw:frame>
            <draw:frame draw:style-name="gr36" draw:text-style-name="P7" draw:layer="layout" svg:width="0.697cm" svg:height="0.645cm" svg:x="22.605cm" svg:y="5.471cm">
              <draw:text-box>
                <text:p><text:span text:style-name="T8">1</text:span></text:p>
              </draw:text-box>
            </draw:frame>
          </draw:g>
        </draw:g>
        <draw:g>
          <draw:frame draw:style-name="gr36" draw:text-style-name="P7" draw:layer="layout" svg:width="0.697cm" svg:height="0.645cm" svg:x="2.397cm" svg:y="7.204cm">
            <draw:text-box>
              <text:p><text:span text:style-name="T8">1</text:span></text:p>
            </draw:text-box>
          </draw:frame>
          <draw:frame draw:style-name="gr36" draw:text-style-name="P7" draw:layer="layout" svg:width="0.697cm" svg:height="0.645cm" svg:x="2.403cm" svg:y="7.675cm">
            <draw:text-box>
              <text:p><text:span text:style-name="T8">1</text:span></text:p>
            </draw:text-box>
          </draw:frame>
          <draw:frame draw:style-name="gr38" draw:text-style-name="P7" draw:layer="layout" svg:width="0.697cm" svg:height="0.645cm" svg:x="2.397cm" svg:y="6.723cm">
            <draw:text-box>
              <text:p><text:span text:style-name="T8">1</text:span></text:p>
            </draw:text-box>
          </draw:frame>
        </draw:g>
        <draw:g>
          <draw:custom-shape draw:style-name="gr3" draw:text-style-name="P1" draw:layer="layout" svg:width="1.51cm" svg:height="1.668cm" svg:x="6.277cm" svg:y="10.002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4" draw:layer="layout" svg:width="2.126cm" svg:height="1.474cm" svg:x="4.467cm" svg:y="9.915cm">
            <draw:text-box>
              <text:p><text:span text:style-name="T2">wb_stb_i</text:span></text:p>
              <text:p><text:span text:style-name="T2">wb_cyc_i</text:span></text:p>
              <text:p><text:span text:style-name="T3">ack</text:span></text:p>
            </draw:text-box>
          </draw:frame>
          <draw:line draw:style-name="gr5" draw:text-style-name="P1" draw:layer="layout" svg:x1="4.477cm" svg:y1="10.461cm" svg:x2="6.277cm" svg:y2="10.461cm">
            <text:p/>
          </draw:line>
          <draw:line draw:style-name="gr5" draw:text-style-name="P1" draw:layer="layout" svg:x1="4.476cm" svg:y1="10.86cm" svg:x2="6.276cm" svg:y2="10.86cm">
            <text:p/>
          </draw:line>
          <draw:line draw:style-name="gr5" draw:text-style-name="P1" draw:layer="layout" svg:x1="4.476cm" svg:y1="11.26cm" svg:x2="6.276cm" svg:y2="11.26cm">
            <text:p/>
          </draw:line>
          <draw:frame draw:style-name="gr6" draw:text-style-name="P3" draw:layer="layout" svg:width="2.534cm" svg:height="0.645cm" svg:x="7.678cm" svg:y="10.302cm">
            <draw:text-box>
              <text:p><text:span text:style-name="T2">wb_ack_o</text:span></text:p>
            </draw:text-box>
          </draw:frame>
          <draw:line draw:style-name="gr5" draw:text-style-name="P1" draw:layer="layout" svg:x1="7.775cm" svg:y1="10.859cm" svg:x2="9.575cm" svg:y2="10.859cm">
            <text:p/>
          </draw:line>
          <draw:frame draw:style-name="gr36" draw:text-style-name="P7" draw:layer="layout" svg:width="0.697cm" svg:height="0.645cm" svg:x="3.863cm" svg:y="10.384cm">
            <draw:text-box>
              <text:p><text:span text:style-name="T8">1</text:span></text:p>
            </draw:text-box>
          </draw:frame>
          <draw:frame draw:style-name="gr36" draw:text-style-name="P7" draw:layer="layout" svg:width="0.697cm" svg:height="0.645cm" svg:x="3.888cm" svg:y="9.884cm">
            <draw:text-box>
              <text:p><text:span text:style-name="T8">1</text:span></text:p>
            </draw:text-box>
          </draw:frame>
        </draw:g>
        <draw:frame draw:style-name="gr2" draw:text-style-name="P2" draw:layer="layout" svg:width="3.575cm" svg:height="0.962cm" svg:x="22.444cm" svg:y="13.065cm">
          <draw:text-box>
            <text:p><text:span text:style-name="T1">wb_gpio.v</text:span></text:p>
          </draw:text-box>
        </draw:frame>
        <draw:custom-shape draw:style-name="gr3" draw:text-style-name="P1" xml:id="id26" draw:id="id26" draw:layer="layout" svg:width="1.51cm" svg:height="1.668cm" svg:x="5.337cm" svg:y="6.96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2.731cm" svg:y="6.81cm">
          <draw:text-box>
            <text:p><text:span text:style-name="T2">wb_stb_i</text:span></text:p>
            <text:p><text:span text:style-name="T2">wb_cyc_i</text:span></text:p>
            <text:p><text:span text:style-name="T2">wb_we_i</text:span></text:p>
          </draw:text-box>
        </draw:frame>
        <draw:g>
          <draw:line draw:style-name="gr5" draw:text-style-name="P1" draw:layer="layout" svg:x1="3.501cm" svg:y1="7.356cm" svg:x2="5.301cm" svg:y2="7.356cm">
            <text:p/>
          </draw:line>
          <draw:line draw:style-name="gr5" draw:text-style-name="P1" draw:layer="layout" svg:x1="3.5cm" svg:y1="7.755cm" svg:x2="5.3cm" svg:y2="7.755cm">
            <text:p/>
          </draw:line>
          <draw:line draw:style-name="gr5" draw:text-style-name="P1" draw:layer="layout" svg:x1="3.5cm" svg:y1="8.155cm" svg:x2="5.3cm" svg:y2="8.155cm">
            <text:p/>
          </draw:line>
        </draw:g>
        <draw:frame draw:style-name="gr7" draw:text-style-name="P4" draw:layer="layout" svg:width="1.664cm" svg:height="0.645cm" svg:x="7.131cm" svg:y="7.127cm">
          <draw:text-box>
            <text:p><text:span text:style-name="T4">wb_wr</text:span></text:p>
          </draw:text-box>
        </draw:frame>
        <draw:connector draw:style-name="gr13" draw:text-style-name="P1" draw:layer="layout" svg:x1="6.847cm" svg:y1="7.801cm" svg:x2="8.595cm" svg:y2="7.804cm" draw:start-shape="id26" draw:start-glue-point="7" svg:d="m6847 7801h1125v3h623">
          <text:p/>
        </draw:connector>
        <draw:frame draw:style-name="gr14" draw:text-style-name="P4" draw:layer="layout" svg:width="1.27cm" svg:height="0.645cm" svg:x="7.209cm" svg:y="8.176cm">
          <draw:text-box>
            <text:p><text:span text:style-name="T4">~ack</text:span></text:p>
          </draw:text-box>
        </draw:frame>
        <draw:g xml:id="id28" draw:id="id28">
          <draw:custom-shape draw:style-name="gr3" draw:text-style-name="P1" draw:layer="layout" svg:width="2.703cm" svg:height="4.131cm" svg:x="10.487cm" svg:y="6.28cm">
            <draw:glue-point draw:id="4" svg:x="-4.994cm" svg:y="-2.987cm"/>
            <draw:glue-point draw:id="5" svg:x="-4.994cm" svg:y="3.033cm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15" draw:text-style-name="P5" draw:layer="layout" svg:width="0.951cm" svg:height="3.287cm" svg:x="10.527cm" svg:y="6.854cm">
            <draw:text-box>
              <text:p><text:span text:style-name="T5">D</text:span></text:p>
              <text:p><text:span text:style-name="T5"/></text:p>
              <text:p><text:span text:style-name="T5"/></text:p>
              <text:p><text:span text:style-name="T5">ce</text:span></text:p>
            </draw:text-box>
          </draw:frame>
        </draw:g>
        <draw:frame draw:style-name="gr39" draw:text-style-name="P6" draw:layer="layout" svg:width="0.951cm" svg:height="2.279cm" svg:x="10.451cm" svg:y="9.669cm">
          <draw:text-box>
            <text:p><text:span text:style-name="T6">&gt;</text:span></text:p>
          </draw:text-box>
        </draw:frame>
        <draw:frame draw:style-name="gr17" draw:text-style-name="P5" draw:layer="layout" svg:width="0.951cm" svg:height="1.135cm" svg:x="12.273cm" svg:y="8.016cm">
          <draw:text-box>
            <text:p><text:span text:style-name="T5">Q</text:span></text:p>
          </draw:text-box>
        </draw:frame>
        <draw:custom-shape draw:style-name="gr19" draw:text-style-name="P1" xml:id="id27" draw:id="id27" draw:layer="layout" svg:width="1.468cm" svg:height="2.096cm" svg:x="8.469cm" svg:y="7.29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0" draw:text-style-name="P1" draw:layer="layout" svg:x1="6.844cm" svg:y1="8.763cm" svg:x2="8.517cm" svg:y2="8.789cm">
          <text:p/>
        </draw:line>
        <draw:connector draw:style-name="gr24" draw:text-style-name="P1" draw:layer="layout" svg:x1="9.937cm" svg:y1="8.34cm" svg:x2="10.492cm" svg:y2="8.345cm" draw:start-shape="id27" draw:start-glue-point="7" draw:end-shape="id28" draw:end-glue-point="3" svg:d="m9937 8340h278v5h277">
          <text:p/>
        </draw:connector>
        <draw:connector draw:style-name="gr24" draw:text-style-name="P1" draw:layer="layout" svg:x1="4.726cm" svg:y1="6.018cm" svg:x2="10.415cm" svg:y2="6.891cm" svg:d="m4726 6018h2845v873h2844">
          <text:p/>
        </draw:connector>
        <draw:frame draw:style-name="gr8" draw:text-style-name="P3" draw:layer="layout" svg:width="2.708cm" svg:height="0.707cm" svg:x="4.608cm" svg:y="5.399cm">
          <draw:text-box>
            <text:p><text:span text:style-name="T2">wb_dat_i[7:0]</text:span></text:p>
          </draw:text-box>
        </draw:frame>
        <draw:custom-shape draw:style-name="gr3" draw:text-style-name="P1" xml:id="id32" draw:id="id32" draw:layer="layout" svg:width="3.453cm" svg:height="1.025cm" draw:transform="rotate (-1.5707963267949) translate (15.361cm 9.604cm)">
          <draw:glue-point draw:id="8" svg:x="-4.965cm" svg:y="3.414cm"/>
          <draw:glue-point draw:id="9" svg:x="-4.965cm" svg:y="-3.234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5" draw:text-style-name="P1" xml:id="id29" draw:id="id29" draw:layer="layout" svg:width="3.738cm" svg:height="0.76cm" svg:x="15.944cm" svg:y="11.333cm">
          <text:p text:style-name="P1">gpio_dir</text:p>
          <draw:enhanced-geometry svg:viewBox="0 0 21600 21600" draw:type="rectangle" draw:enhanced-path="M 0 0 L 21600 0 21600 21600 0 21600 0 0 Z N"/>
        </draw:custom-shape>
        <draw:custom-shape draw:style-name="gr25" draw:text-style-name="P1" xml:id="id31" draw:id="id31" draw:layer="layout" svg:width="3.738cm" svg:height="0.76cm" svg:x="15.944cm" svg:y="10.573cm">
          <text:p text:style-name="P1">gpio_o</text:p>
          <draw:enhanced-geometry svg:viewBox="0 0 21600 21600" draw:type="rectangle" draw:enhanced-path="M 0 0 L 21600 0 21600 21600 0 21600 0 0 Z N"/>
        </draw:custom-shape>
        <draw:frame draw:style-name="gr26" draw:layer="layout" svg:width="0.777cm" svg:height="0.806cm" svg:x="14.386cm" svg:y="10.369cm">
          <draw:text-box>
            <text:p><text:span text:style-name="T7">1</text:span></text:p>
          </draw:text-box>
        </draw:frame>
        <draw:frame draw:style-name="gr27" draw:layer="layout" svg:width="0.777cm" svg:height="0.806cm" svg:x="14.387cm" svg:y="11.295cm">
          <draw:text-box>
            <text:p><text:span text:style-name="T7">2</text:span></text:p>
          </draw:text-box>
        </draw:frame>
        <draw:custom-shape draw:style-name="gr28" draw:text-style-name="P1" xml:id="id30" draw:id="id30" draw:layer="layout" svg:width="1.52cm" svg:height="1.622cm" draw:transform="rotate (-1.5707963267949) translate (23.006cm 10.206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draw:line-skew="0.533cm" svg:x1="19.682cm" svg:y1="11.713cm" svg:x2="22.195cm" svg:y2="11.346cm" draw:start-shape="id29" draw:start-glue-point="1" draw:end-shape="id30" draw:end-glue-point="9" svg:d="m19682 11713h1384v615h1129v-982">
          <text:p/>
        </draw:connector>
        <draw:connector draw:style-name="gr23" draw:text-style-name="P1" draw:layer="layout" svg:x1="19.682cm" svg:y1="10.953cm" svg:x2="21.384cm" svg:y2="10.966cm" draw:start-shape="id31" draw:start-glue-point="1" draw:end-shape="id30" draw:end-glue-point="7" svg:d="m19682 10953h851v13h851">
          <text:p/>
        </draw:connector>
        <draw:connector draw:style-name="gr23" draw:text-style-name="P1" draw:layer="layout" svg:x1="23.006cm" svg:y1="10.966cm" svg:x2="25.702cm" svg:y2="10.953cm" draw:start-shape="id30" draw:start-glue-point="4" svg:d="m23006 10966h2358v-13h338">
          <text:p/>
        </draw:connector>
        <draw:connector draw:style-name="gr40" draw:text-style-name="P1" draw:layer="layout" draw:line-skew="-1.263cm" svg:x1="14.854cm" svg:y1="12.713cm" svg:x2="5.74cm" svg:y2="13.333cm" draw:start-shape="id32" draw:start-glue-point="7" draw:end-shape="id33" draw:end-glue-point="1" svg:d="m14854 12713v606h-4814v14h-4300">
          <text:p/>
        </draw:connector>
        <draw:connector draw:style-name="gr32" draw:text-style-name="P1" draw:layer="layout" svg:x1="14.341cm" svg:y1="11.332cm" svg:x2="13.195cm" svg:y2="8.345cm" draw:start-shape="id32" draw:start-glue-point="4" draw:end-shape="id28" draw:end-glue-point="1" svg:d="m14341 11332h-573v-2987h-573">
          <text:p/>
        </draw:connector>
        <draw:frame draw:style-name="gr8" draw:text-style-name="P3" xml:id="id33" draw:id="id33" draw:layer="layout" svg:width="2.708cm" svg:height="0.707cm" svg:x="3.032cm" svg:y="12.98cm">
          <draw:text-box>
            <text:p><text:span text:style-name="T2">wb_adr_i[3:2]</text:span></text:p>
          </draw:text-box>
        </draw:frame>
        <draw:frame draw:style-name="gr8" draw:text-style-name="P3" draw:layer="layout" svg:width="3.343cm" svg:height="0.707cm" svg:x="23.052cm" svg:y="10.218cm">
          <draw:text-box>
            <text:p><text:span text:style-name="T2">gpio_inout[7:0]</text:span></text:p>
          </draw:text-box>
        </draw:frame>
        <draw:frame draw:style-name="gr36" draw:text-style-name="P7" draw:layer="layout" svg:width="0.697cm" svg:height="0.645cm" svg:x="6.848cm" svg:y="7.167cm">
          <draw:text-box>
            <text:p><text:span text:style-name="T8">1</text:span></text:p>
          </draw:text-box>
        </draw:frame>
        <draw:line draw:style-name="gr20" draw:text-style-name="P1" draw:layer="layout" svg:x1="15.351cm" svg:y1="10.906cm" svg:x2="15.986cm" svg:y2="10.906cm">
          <text:p/>
        </draw:line>
        <draw:line draw:style-name="gr20" draw:text-style-name="P1" draw:layer="layout" svg:x1="15.351cm" svg:y1="11.668cm" svg:x2="15.986cm" svg:y2="11.668cm">
          <text:p/>
        </draw:line>
      </draw:page>
      <draw:page draw:name="page3" draw:style-name="dp1" draw:master-page-name="Default">
        <draw:custom-shape draw:style-name="gr1" draw:text-style-name="P1" draw:layer="layout" svg:width="21.59cm" svg:height="9.779cm" svg:x="4.55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1cm" svg:height="1.668cm" svg:x="8.139cm" svg:y="5.09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6.329cm" svg:y="5.008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6.339cm" svg:y1="5.554cm" svg:x2="8.139cm" svg:y2="5.554cm">
          <text:p/>
        </draw:line>
        <draw:line draw:style-name="gr5" draw:text-style-name="P1" draw:layer="layout" svg:x1="6.338cm" svg:y1="5.953cm" svg:x2="8.138cm" svg:y2="5.953cm">
          <text:p/>
        </draw:line>
        <draw:line draw:style-name="gr5" draw:text-style-name="P1" draw:layer="layout" svg:x1="6.338cm" svg:y1="6.353cm" svg:x2="8.138cm" svg:y2="6.353cm">
          <text:p/>
        </draw:line>
        <draw:frame draw:style-name="gr6" draw:text-style-name="P3" draw:layer="layout" svg:width="2.534cm" svg:height="0.645cm" svg:x="9.54cm" svg:y="5.395cm">
          <draw:text-box>
            <text:p><text:span text:style-name="T2">wb_ack_o</text:span></text:p>
          </draw:text-box>
        </draw:frame>
        <draw:line draw:style-name="gr5" draw:text-style-name="P1" draw:layer="layout" svg:x1="9.637cm" svg:y1="5.952cm" svg:x2="11.437cm" svg:y2="5.952cm">
          <text:p/>
        </draw:line>
        <draw:custom-shape draw:style-name="gr3" draw:text-style-name="P1" xml:id="id34" draw:id="id34" draw:layer="layout" svg:width="1.082cm" svg:height="1.061cm" svg:x="15.688cm" svg:y="4.14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xml:id="id36" draw:id="id36" draw:layer="layout" svg:width="1.082cm" svg:height="1.061cm" svg:x="15.688cm" svg:y="5.325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1" draw:text-style-name="P1" xml:id="id35" draw:id="id35" draw:layer="layout" svg:width="1.468cm" svg:height="1.336cm" svg:x="17.45cm" svg:y="4.586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2" draw:text-style-name="P1" draw:layer="layout" svg:x1="16.77cm" svg:y1="4.674cm" svg:x2="17.66cm" svg:y2="4.903cm" draw:start-shape="id34" draw:start-glue-point="7" draw:end-shape="id35" draw:end-glue-point="8" svg:d="m16770 4674h340v229h550">
          <text:p/>
        </draw:connector>
        <draw:connector draw:style-name="gr22" draw:text-style-name="P1" draw:layer="layout" svg:x1="16.77cm" svg:y1="5.855cm" svg:x2="17.635cm" svg:y2="5.661cm" draw:start-shape="id36" draw:start-glue-point="7" draw:end-shape="id35" draw:end-glue-point="9" svg:d="m16770 5855h340v-194h525">
          <text:p/>
        </draw:connector>
        <draw:custom-shape draw:style-name="gr3" draw:text-style-name="P1" xml:id="id37" draw:id="id37" draw:layer="layout" svg:width="1.494cm" svg:height="1.876cm" svg:x="19.018cm" svg:y="5.442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2" draw:text-style-name="P1" draw:layer="layout" svg:x1="18.918cm" svg:y1="5.254cm" svg:x2="19.765cm" svg:y2="5.442cm" draw:start-shape="id35" draw:start-glue-point="5" draw:end-shape="id37" draw:end-glue-point="0" svg:d="m18918 5254h847v188">
          <text:p/>
        </draw:connector>
        <draw:custom-shape draw:style-name="gr3" draw:text-style-name="P1" xml:id="id38" draw:id="id38" draw:layer="layout" svg:width="0.234cm" svg:height="0.24cm" svg:x="15.44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9" draw:id="id39" draw:layer="layout" svg:width="0.234cm" svg:height="0.24cm" svg:x="15.439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line-skew="-0.164cm 2.607cm" svg:x1="20.512cm" svg:y1="6.38cm" svg:x2="15.44cm" svg:y2="6.199cm" draw:start-shape="id37" draw:start-glue-point="1" draw:end-shape="id38" draw:end-glue-point="6" svg:d="m20512 6380h337v1168h-5910v-1349h501">
          <text:p/>
        </draw:connector>
        <draw:connector draw:style-name="gr22" draw:text-style-name="P1" draw:layer="layout" svg:x1="15.44cm" svg:y1="6.199cm" svg:x2="15.439cm" svg:y2="4.898cm" draw:start-shape="id38" draw:start-glue-point="6" draw:end-shape="id39" draw:end-glue-point="6" svg:d="m15440 6199h-502v-1301h501">
          <text:p/>
        </draw:connector>
        <draw:frame draw:style-name="gr7" draw:text-style-name="P4" draw:layer="layout" svg:width="1.612cm" svg:height="0.645cm" svg:x="13.337cm" svg:y="4.045cm">
          <draw:text-box>
            <text:p><text:span text:style-name="T4">wb_rd</text:span></text:p>
          </draw:text-box>
        </draw:frame>
        <draw:frame draw:style-name="gr7" draw:text-style-name="P4" draw:layer="layout" svg:width="1.664cm" svg:height="0.645cm" svg:x="13.255cm" svg:y="5.315cm">
          <draw:text-box>
            <text:p><text:span text:style-name="T4">wb_wr</text:span></text:p>
          </draw:text-box>
        </draw:frame>
        <draw:frame draw:style-name="gr7" draw:text-style-name="P4" draw:layer="layout" svg:width="1.158cm" svg:height="0.645cm" svg:x="20.461cm" svg:y="5.699cm">
          <draw:text-box>
            <text:p><text:span text:style-name="T4">ack</text:span></text:p>
          </draw:text-box>
        </draw:frame>
        <draw:frame draw:style-name="gr7" draw:text-style-name="P4" draw:layer="layout" svg:width="1.158cm" svg:height="0.645cm" svg:x="19.313cm" svg:y="5.452cm">
          <draw:text-box>
            <text:p><text:span text:style-name="T4">set</text:span></text:p>
          </draw:text-box>
        </draw:frame>
        <draw:frame draw:style-name="gr7" draw:text-style-name="P4" draw:layer="layout" svg:width="1.418cm" svg:height="0.645cm" svg:x="19.115cm" svg:y="6.629cm">
          <draw:text-box>
            <text:p><text:span text:style-name="T4">reset</text:span></text:p>
          </draw:text-box>
        </draw:frame>
        <draw:line draw:style-name="gr5" draw:text-style-name="P1" draw:layer="layout" svg:x1="14.75cm" svg:y1="4.448cm" svg:x2="15.694cm" svg:y2="4.448cm">
          <text:p/>
        </draw:line>
        <draw:line draw:style-name="gr5" draw:text-style-name="P1" draw:layer="layout" svg:x1="15.668cm" svg:y1="5.677cm" svg:x2="14.541cm" svg:y2="5.677cm">
          <text:p/>
        </draw:line>
        <draw:frame draw:style-name="gr36" draw:text-style-name="P7" draw:layer="layout" svg:width="0.697cm" svg:height="0.645cm" svg:x="14.862cm" svg:y="5.122cm">
          <draw:text-box>
            <text:p><text:span text:style-name="T8">0</text:span></text:p>
          </draw:text-box>
        </draw:frame>
        <draw:frame draw:style-name="gr36" draw:text-style-name="P7" draw:layer="layout" svg:width="0.697cm" svg:height="0.645cm" svg:x="14.863cm" svg:y="5.123cm">
          <draw:text-box>
            <text:p><text:span text:style-name="T8">0</text:span></text:p>
          </draw:text-box>
        </draw:frame>
        <draw:frame draw:style-name="gr36" draw:text-style-name="P7" draw:layer="layout" svg:width="0.697cm" svg:height="0.645cm" svg:x="16.616cm" svg:y="5.202cm">
          <draw:text-box>
            <text:p><text:span text:style-name="T8">0</text:span></text:p>
          </draw:text-box>
        </draw:frame>
        <draw:frame draw:style-name="gr36" draw:text-style-name="P7" draw:layer="layout" svg:width="0.697cm" svg:height="0.645cm" svg:x="16.617cm" svg:y="5.203cm">
          <draw:text-box>
            <text:p><text:span text:style-name="T8">0</text:span></text:p>
          </draw:text-box>
        </draw:frame>
        <draw:frame draw:style-name="gr36" draw:text-style-name="P7" draw:layer="layout" svg:width="0.697cm" svg:height="0.645cm" svg:x="14.797cm" svg:y="3.891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15.438cm" svg:y="7.035cm">
          <draw:text-box>
            <text:p><text:span text:style-name="T8">0</text:span></text:p>
          </draw:text-box>
        </draw:frame>
        <draw:frame draw:style-name="gr36" draw:text-style-name="P7" draw:layer="layout" svg:width="0.697cm" svg:height="0.645cm" svg:x="15.439cm" svg:y="7.036cm">
          <draw:text-box>
            <text:p><text:span text:style-name="T8">0</text:span></text:p>
          </draw:text-box>
        </draw:frame>
        <draw:frame draw:style-name="gr36" draw:text-style-name="P7" draw:layer="layout" svg:width="0.697cm" svg:height="0.645cm" svg:x="16.632cm" svg:y="4.075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16.633cm" svg:y="4.076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7cm" svg:y="4.993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8cm" svg:y="4.994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7cm" svg:y="4.993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8cm" svg:y="4.994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7cm" svg:y="5.437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8cm" svg:y="5.438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5.917cm" svg:y="5.437cm">
          <draw:text-box>
            <text:p><text:span text:style-name="T8">1</text:span></text:p>
          </draw:text-box>
        </draw:frame>
        <draw:frame draw:style-name="gr41" draw:text-style-name="P7" draw:layer="layout" svg:width="0.697cm" svg:height="0.645cm" svg:x="5.918cm" svg:y="5.438cm">
          <draw:text-box>
            <text:p><text:span text:style-name="T8">1</text:span></text:p>
          </draw:text-box>
        </draw:frame>
        <draw:frame draw:style-name="gr2" draw:text-style-name="P2" draw:layer="layout" svg:width="3.575cm" svg:height="0.962cm" svg:x="22.317cm" svg:y="12.208cm">
          <draw:text-box>
            <text:p><text:span text:style-name="T1">wb_gpio.v</text:span></text:p>
          </draw:text-box>
        </draw:frame>
        <draw:frame draw:style-name="gr8" draw:text-style-name="P3" draw:layer="layout" svg:width="2.708cm" svg:height="0.707cm" svg:x="5.921cm" svg:y="10.281cm">
          <draw:text-box>
            <text:p><text:span text:style-name="T2">wb_dat_o[7:0]</text:span></text:p>
          </draw:text-box>
        </draw:frame>
        <draw:custom-shape draw:style-name="gr3" draw:text-style-name="P1" xml:id="id41" draw:id="id41" draw:layer="layout" svg:width="2.703cm" svg:height="4.131cm" svg:x="8.435cm" svg:y="8.801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951cm" svg:height="1.979cm" svg:x="10.187cm" svg:y="9.325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0" draw:text-style-name="P6" draw:layer="layout" svg:width="0.951cm" svg:height="1.369cm" svg:x="10.098cm" svg:y="11.769cm">
          <draw:text-box>
            <text:p><text:span text:style-name="T6">&lt;</text:span></text:p>
          </draw:text-box>
        </draw:frame>
        <draw:custom-shape draw:style-name="gr3" draw:text-style-name="P1" xml:id="id42" draw:id="id42" draw:layer="layout" svg:width="1.51cm" svg:height="1.668cm" svg:x="15.367cm" svg:y="10.891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975cm" svg:height="2.221cm" svg:x="16.751cm" svg:y="10.822cm">
          <draw:text-box>
            <text:p><text:span text:style-name="T2"><text:s/></text:span><text:span text:style-name="T2">wb_stb_i</text:span></text:p>
            <text:p><text:span text:style-name="T2"><text:s/></text:span><text:span text:style-name="T2">wb_cyc_i</text:span></text:p>
            <text:p><text:span text:style-name="T2">~wb_we_i</text:span></text:p>
            <text:p><text:span text:style-name="T2"/></text:p>
            <text:p><text:span text:style-name="T2"/></text:p>
          </draw:text-box>
        </draw:frame>
        <draw:line draw:style-name="gr5" draw:text-style-name="P1" draw:layer="layout" svg:x1="16.892cm" svg:y1="11.324cm" svg:x2="18.692cm" svg:y2="11.324cm">
          <text:p/>
        </draw:line>
        <draw:line draw:style-name="gr5" draw:text-style-name="P1" draw:layer="layout" svg:x1="16.88cm" svg:y1="11.75cm" svg:x2="18.68cm" svg:y2="11.75cm">
          <text:p/>
        </draw:line>
        <draw:line draw:style-name="gr5" draw:text-style-name="P1" draw:layer="layout" svg:x1="16.892cm" svg:y1="12.15cm" svg:x2="18.692cm" svg:y2="12.15cm">
          <text:p/>
        </draw:line>
        <draw:frame draw:style-name="gr7" draw:text-style-name="P4" draw:layer="layout" svg:width="1.612cm" svg:height="0.645cm" svg:x="13.923cm" svg:y="11.171cm">
          <draw:text-box>
            <text:p><text:span text:style-name="T4">wb_rd</text:span></text:p>
          </draw:text-box>
        </draw:frame>
        <draw:connector draw:style-name="gr11" draw:text-style-name="P1" draw:layer="layout" svg:x1="12.321cm" svg:y1="12.107cm" svg:x2="11.138cm" svg:y2="10.866cm" draw:start-shape="id40" draw:start-glue-point="7" draw:end-shape="id41" draw:end-glue-point="1" svg:d="m12321 12107h-593v-1241h-590">
          <text:p/>
        </draw:connector>
        <draw:custom-shape draw:style-name="gr3" draw:text-style-name="P1" xml:id="id40" draw:id="id40" draw:layer="layout" svg:width="1.51cm" svg:height="1.668cm" svg:x="12.32cm" svg:y="11.273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1" draw:layer="layout" svg:x1="15.368cm" svg:y1="11.725cm" svg:x2="13.83cm" svg:y2="11.723cm" draw:start-shape="id42" draw:start-glue-point="7" draw:end-shape="id40" draw:end-glue-point="8" svg:d="m15368 11725h-770v-2h-768">
          <text:p/>
        </draw:connector>
        <draw:connector draw:style-name="gr13" draw:text-style-name="P1" draw:layer="layout" svg:x1="13.83cm" svg:y1="12.522cm" svg:x2="15.367cm" svg:y2="12.525cm" draw:start-shape="id40" draw:start-glue-point="9" svg:d="m13830 12522h1019v3h518">
          <text:p/>
        </draw:connector>
        <draw:frame draw:style-name="gr14" draw:text-style-name="P4" draw:layer="layout" svg:width="1.27cm" svg:height="0.645cm" svg:x="13.949cm" svg:y="12.021cm">
          <draw:text-box>
            <text:p><text:span text:style-name="T4">~ack</text:span></text:p>
          </draw:text-box>
        </draw:frame>
        <draw:line draw:style-name="gr18" draw:text-style-name="P1" draw:layer="layout" svg:x1="8.461cm" svg:y1="10.911cm" svg:x2="5.895cm" svg:y2="10.911cm">
          <text:p/>
        </draw:line>
        <draw:custom-shape draw:style-name="gr25" draw:text-style-name="P1" xml:id="id43" draw:id="id43" draw:layer="layout" svg:width="3.764cm" svg:height="0.76cm" svg:x="15.32cm" svg:y="9.243cm">
          <text:p text:style-name="P1">gpio_input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svg:x1="19.084cm" svg:y1="9.623cm" svg:x2="21.828cm" svg:y2="9.641cm" draw:start-shape="id43" draw:start-glue-point="1" draw:end-shape="id44" draw:end-glue-point="3" svg:d="m19084 9623h1373v18h1371">
          <text:p/>
        </draw:connector>
        <draw:connector draw:style-name="gr31" draw:text-style-name="P1" draw:layer="layout" svg:x1="15.32cm" svg:y1="9.623cm" svg:x2="11.137cm" svg:y2="9.632cm" draw:start-shape="id43" draw:start-glue-point="3" draw:end-shape="id41" draw:end-glue-point="4" svg:d="m15320 9623h-2091v9h-2092">
          <text:p/>
        </draw:connector>
        <draw:frame draw:style-name="gr43" draw:text-style-name="P3" xml:id="id44" draw:id="id44" draw:layer="layout" svg:width="3.343cm" svg:height="0.817cm" svg:x="21.828cm" svg:y="9.233cm">
          <draw:text-box>
            <text:p><text:span text:style-name="T2">gpio_inout[7:0]</text:span></text:p>
          </draw:text-box>
        </draw:frame>
        <draw:frame draw:style-name="gr36" draw:text-style-name="P7" draw:layer="layout" svg:width="0.697cm" svg:height="0.645cm" svg:x="18.585cm" svg:y="11.038cm">
          <draw:text-box>
            <text:p><text:span text:style-name="T8">1</text:span></text:p>
          </draw:text-box>
        </draw:frame>
        <draw:frame draw:style-name="gr36" draw:text-style-name="P7" draw:layer="layout" svg:width="0.697cm" svg:height="0.645cm" svg:x="18.591cm" svg:y="11.509cm">
          <draw:text-box>
            <text:p><text:span text:style-name="T8">1</text:span></text:p>
          </draw:text-box>
        </draw:frame>
        <draw:frame draw:style-name="gr38" draw:text-style-name="P7" draw:layer="layout" svg:width="0.697cm" svg:height="0.645cm" svg:x="18.591cm" svg:y="10.63cm">
          <draw:text-box>
            <text:p><text:span text:style-name="T8">1</text:span></text:p>
          </draw:text-box>
        </draw:frame>
        <draw:frame draw:style-name="gr38" draw:text-style-name="P7" draw:layer="layout" svg:width="0.697cm" svg:height="0.645cm" svg:x="13.638cm" svg:y="11.128cm">
          <draw:text-box>
            <text:p><text:span text:style-name="T8">1</text:span></text:p>
          </draw:text-box>
        </draw:frame>
        <draw:frame draw:style-name="gr38" draw:text-style-name="P7" draw:layer="layout" svg:width="0.697cm" svg:height="0.645cm" svg:x="11.733cm" svg:y="11.509cm">
          <draw:text-box>
            <text:p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9-05T23:43:53</dc:date>
    <meta:editing-duration>PT4H59M57S</meta:editing-duration>
    <meta:editing-cycles>130</meta:editing-cycles>
    <meta:generator>LibreOffice/3.5$Linux_x86 LibreOffice_project/350m1$Build-2</meta:generator>
    <meta:document-statistic meta:object-count="229"/>
  </office:meta>
</office:document-meta>
</file>